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.337">
            <text:p>23,337</text:p>
          </table:table-cell>
          <table:table-cell office:value-type="float" office:value="160.96">
            <text:p>160,96</text:p>
          </table:table-cell>
          <table:table-cell office:value-type="float" office:value="282.445">
            <text:p>282,445</text:p>
          </table:table-cell>
          <table:table-cell office:value-type="float" office:value="494.551">
            <text:p>494,551</text:p>
          </table:table-cell>
          <table:table-cell office:value-type="float" office:value="775.188">
            <text:p>775,188</text:p>
          </table:table-cell>
          <table:table-cell office:value-type="float" office:value="1110.753">
            <text:p>1110,753</text:p>
          </table:table-cell>
          <table:table-cell office:value-type="float" office:value="1593.726">
            <text:p>1593,726</text:p>
          </table:table-cell>
          <table:table-cell office:value-type="float" office:value="2174.748">
            <text:p>2174,7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313">
            <text:p>26,313</text:p>
          </table:table-cell>
          <table:table-cell office:value-type="float" office:value="169.196">
            <text:p>169,196</text:p>
          </table:table-cell>
          <table:table-cell office:value-type="float" office:value="314.026">
            <text:p>314,026</text:p>
          </table:table-cell>
          <table:table-cell office:value-type="float" office:value="512.736">
            <text:p>512,736</text:p>
          </table:table-cell>
          <table:table-cell office:value-type="float" office:value="796.045">
            <text:p>796,045</text:p>
          </table:table-cell>
          <table:table-cell office:value-type="float" office:value="1119.883">
            <text:p>1119,883</text:p>
          </table:table-cell>
          <table:table-cell office:value-type="float" office:value="1608.107">
            <text:p>1608,107</text:p>
          </table:table-cell>
          <table:table-cell office:value-type="float" office:value="2272.029">
            <text:p>2272,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58">
            <text:p>67,658</text:p>
          </table:table-cell>
          <table:table-cell office:value-type="float" office:value="183.878">
            <text:p>183,878</text:p>
          </table:table-cell>
          <table:table-cell office:value-type="float" office:value="380.6">
            <text:p>380,6</text:p>
          </table:table-cell>
          <table:table-cell office:value-type="float" office:value="584.418">
            <text:p>584,418</text:p>
          </table:table-cell>
          <table:table-cell office:value-type="float" office:value="916.605">
            <text:p>916,605</text:p>
          </table:table-cell>
          <table:table-cell office:value-type="float" office:value="1336.153">
            <text:p>1336,153</text:p>
          </table:table-cell>
          <table:table-cell office:value-type="float" office:value="1888.993">
            <text:p>1888,993</text:p>
          </table:table-cell>
          <table:table-cell office:value-type="float" office:value="2616.894">
            <text:p>2616,8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2.689">
            <text:p>332,689</text:p>
          </table:table-cell>
          <table:table-cell office:value-type="float" office:value="409.347">
            <text:p>409,347</text:p>
          </table:table-cell>
          <table:table-cell office:value-type="float" office:value="720.792">
            <text:p>720,792</text:p>
          </table:table-cell>
          <table:table-cell office:value-type="float" office:value="1095.324">
            <text:p>1095,324</text:p>
          </table:table-cell>
          <table:table-cell office:value-type="float" office:value="1712.565">
            <text:p>1712,565</text:p>
          </table:table-cell>
          <table:table-cell office:value-type="float" office:value="2552.108">
            <text:p>2552,108</text:p>
          </table:table-cell>
          <table:table-cell office:value-type="float" office:value="3516.123">
            <text:p>3516,123</text:p>
          </table:table-cell>
          <table:table-cell office:value-type="float" office:value="4793.175">
            <text:p>4793,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54.532">
            <text:p>1354,532</text:p>
          </table:table-cell>
          <table:table-cell office:value-type="float" office:value="1365.736">
            <text:p>1365,736</text:p>
          </table:table-cell>
          <table:table-cell office:value-type="float" office:value="2280.401">
            <text:p>2280,401</text:p>
          </table:table-cell>
          <table:table-cell office:value-type="float" office:value="3157.652">
            <text:p>3157,652</text:p>
          </table:table-cell>
          <table:table-cell office:value-type="float" office:value="4853.976">
            <text:p>4853,976</text:p>
          </table:table-cell>
          <table:table-cell office:value-type="float" office:value="7006.817">
            <text:p>7006,817</text:p>
          </table:table-cell>
          <table:table-cell office:value-type="float" office:value="9457.487">
            <text:p>9457,487</text:p>
          </table:table-cell>
          <table:table-cell office:value-type="float" office:value="14473.067">
            <text:p>14473,0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61.367">
            <text:p>5461,367</text:p>
          </table:table-cell>
          <table:table-cell office:value-type="float" office:value="5147.938">
            <text:p>5147,938</text:p>
          </table:table-cell>
          <table:table-cell office:value-type="float" office:value="8424.589">
            <text:p>8424,589</text:p>
          </table:table-cell>
          <table:table-cell office:value-type="float" office:value="11693.347">
            <text:p>11693,347</text:p>
          </table:table-cell>
          <table:table-cell office:value-type="float" office:value="17420.317">
            <text:p>17420,317</text:p>
          </table:table-cell>
          <table:table-cell office:value-type="float" office:value="25417.294">
            <text:p>25417,294</text:p>
          </table:table-cell>
          <table:table-cell office:value-type="float" office:value="35333.6">
            <text:p>35333,6</text:p>
          </table:table-cell>
          <table:table-cell office:value-type="float" office:value="51904.949">
            <text:p>51904,9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42.652">
            <text:p>21742,652</text:p>
          </table:table-cell>
          <table:table-cell office:value-type="float" office:value="20305.311">
            <text:p>20305,311</text:p>
          </table:table-cell>
          <table:table-cell office:value-type="float" office:value="32996.668">
            <text:p>32996,668</text:p>
          </table:table-cell>
          <table:table-cell office:value-type="float" office:value="45011.01">
            <text:p>45011,01</text:p>
          </table:table-cell>
          <table:table-cell office:value-type="float" office:value="67776.738">
            <text:p>67776,738</text:p>
          </table:table-cell>
          <table:table-cell office:value-type="float" office:value="103259.912">
            <text:p>103259,912</text:p>
          </table:table-cell>
          <table:table-cell office:value-type="float" office:value="147292.129">
            <text:p>147292,129</text:p>
          </table:table-cell>
          <table:table-cell office:value-type="float" office:value="187618.044">
            <text:p>187618,0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904.516">
            <text:p>81904,516</text:p>
          </table:table-cell>
          <table:table-cell office:value-type="float" office:value="80446.631">
            <text:p>80446,631</text:p>
          </table:table-cell>
          <table:table-cell office:value-type="float" office:value="131049.168">
            <text:p>131049,168</text:p>
          </table:table-cell>
          <table:table-cell office:value-type="float" office:value="184882.22">
            <text:p>184882,22</text:p>
          </table:table-cell>
          <table:table-cell office:value-type="float" office:value="268944.967">
            <text:p>268944,967</text:p>
          </table:table-cell>
          <table:table-cell office:value-type="float" office:value="385165.585">
            <text:p>385165,585</text:p>
          </table:table-cell>
          <table:table-cell office:value-type="float" office:value="523030.197">
            <text:p>523030,197</text:p>
          </table:table-cell>
          <table:table-cell office:value-type="float" office:value="680528.836">
            <text:p>680528,8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9287.777">
            <text:p>329287,777</text:p>
          </table:table-cell>
          <table:table-cell office:value-type="float" office:value="321296.857">
            <text:p>321296,857</text:p>
          </table:table-cell>
          <table:table-cell office:value-type="float" office:value="522332.794">
            <text:p>522332,794</text:p>
          </table:table-cell>
          <table:table-cell office:value-type="float" office:value="707683.471">
            <text:p>707683,471</text:p>
          </table:table-cell>
          <table:table-cell office:value-type="float" office:value="1078361.902">
            <text:p>1078361,902</text:p>
          </table:table-cell>
          <table:table-cell office:value-type="float" office:value="1546761.875">
            <text:p>1546761,875</text:p>
          </table:table-cell>
          <table:table-cell office:value-type="float" office:value="2126827.351">
            <text:p>2126827,351</text:p>
          </table:table-cell>
          <table:table-cell office:value-type="float" office:value="2774096.648">
            <text:p>2774096,6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7038.311">
            <text:p>1317038,311</text:p>
          </table:table-cell>
          <table:table-cell office:value-type="float" office:value="1284499.377">
            <text:p>1284499,377</text:p>
          </table:table-cell>
          <table:table-cell office:value-type="float" office:value="2124524.566">
            <text:p>2124524,566</text:p>
          </table:table-cell>
          <table:table-cell office:value-type="float" office:value="2842417.04">
            <text:p>2842417,04</text:p>
          </table:table-cell>
          <table:table-cell office:value-type="float" office:value="4274221.937">
            <text:p>4274221,937</text:p>
          </table:table-cell>
          <table:table-cell office:value-type="float" office:value="6079492.805">
            <text:p>6079492,805</text:p>
          </table:table-cell>
          <table:table-cell office:value-type="float" office:value="8416042.231">
            <text:p>8416042,231</text:p>
          </table:table-cell>
          <table:table-cell office:value-type="float" office:value="11039750.859">
            <text:p>11039750,85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LOG([.B2];10)" office:value-type="float" office:value="1.36804502620868">
            <text:p>1,3680450262</text:p>
          </table:table-cell>
          <table:table-cell table:formula="of:=LOG([.C2];10)" office:value-type="float" office:value="2.20671796337583">
            <text:p>2,2067179634</text:p>
          </table:table-cell>
          <table:table-cell table:formula="of:=LOG([.D2];10)" office:value-type="float" office:value="2.45093389101559">
            <text:p>2,450933891</text:p>
          </table:table-cell>
          <table:table-cell table:formula="of:=LOG([.E2];10)" office:value-type="float" office:value="2.69421108435886">
            <text:p>2,6942110844</text:p>
            <draw:frame table:end-cell-address="Лист1.L35" table:end-x="1.018cm" table:end-y="0.131cm" draw:z-index="0" draw:style-name="gr1" draw:text-style-name="P1" svg:width="15.999cm" svg:height="8.999cm" svg:x="0.826cm" svg:y="0.179cm">
              <draw:object draw:notify-on-update-of-ranges="Лист1.B12:Лист1.I12 Лист1.A13:Лист1.A13 Лист1.B13:Лист1.I13 Лист1.A14:Лист1.A14 Лист1.B14:Лист1.I14 Лист1.A15:Лист1.A15 Лист1.B15:Лист1.I15 Лист1.A16:Лист1.A16 Лист1.B16:Лист1.I16 Лист1.A17:Лист1.A17 Лист1.B17:Лист1.I17 Лист1.A18:Лист1.A18 Лист1.B18:Лист1.I18 Лист1.A19:Лист1.A19 Лист1.B19:Лист1.I19 Лист1.A20:Лист1.A20 Лист1.B20:Лист1.I20 Лист1.A21:Лист1.A21 Лист1.B21:Лист1.I21 Лист1.A22:Лист1.A22 Лист1.B22:Лист1.I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LOG([.F2];10)" office:value-type="float" office:value="2.88940704116588">
            <text:p>2,8894070412</text:p>
          </table:table-cell>
          <table:table-cell table:formula="of:=LOG([.G2];10)" office:value-type="float" office:value="3.04561749488764">
            <text:p>3,0456174949</text:p>
          </table:table-cell>
          <table:table-cell table:formula="of:=LOG([.H2];10)" office:value-type="float" office:value="3.20241365776482">
            <text:p>3,2024136578</text:p>
          </table:table-cell>
          <table:table-cell table:formula="of:=LOG([.I2];10)" office:value-type="float" office:value="3.33740894011823">
            <text:p>3,33740894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([.B3];10)" office:value-type="float" office:value="1.42017036572807">
            <text:p>1,4201703657</text:p>
          </table:table-cell>
          <table:table-cell table:formula="of:=LOG([.C3];10)" office:value-type="float" office:value="2.22839009157261">
            <text:p>2,2283900916</text:p>
          </table:table-cell>
          <table:table-cell table:formula="of:=LOG([.D3];10)" office:value-type="float" office:value="2.49696560727406">
            <text:p>2,4969656073</text:p>
          </table:table-cell>
          <table:table-cell table:formula="of:=LOG([.E3];10)" office:value-type="float" office:value="2.70989381100871">
            <text:p>2,709893811</text:p>
          </table:table-cell>
          <table:table-cell table:formula="of:=LOG([.F3];10)" office:value-type="float" office:value="2.90093761886743">
            <text:p>2,9009376189</text:p>
          </table:table-cell>
          <table:table-cell table:formula="of:=LOG([.G3];10)" office:value-type="float" office:value="3.04917265203749">
            <text:p>3,049172652</text:p>
          </table:table-cell>
          <table:table-cell table:formula="of:=LOG([.H3];10)" office:value-type="float" office:value="3.20631494239971">
            <text:p>3,2063149424</text:p>
          </table:table-cell>
          <table:table-cell table:formula="of:=LOG([.I3];10)" office:value-type="float" office:value="3.35641387037507">
            <text:p>3,3564138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([.B4];10)" office:value-type="float" office:value="1.83031915570733">
            <text:p>1,8303191557</text:p>
          </table:table-cell>
          <table:table-cell table:formula="of:=LOG([.C4];10)" office:value-type="float" office:value="2.26452977137973">
            <text:p>2,2645297714</text:p>
          </table:table-cell>
          <table:table-cell table:formula="of:=LOG([.D4];10)" office:value-type="float" office:value="2.580468783951">
            <text:p>2,580468784</text:p>
          </table:table-cell>
          <table:table-cell table:formula="of:=LOG([.E4];10)" office:value-type="float" office:value="2.76672358368301">
            <text:p>2,7667235837</text:p>
          </table:table-cell>
          <table:table-cell table:formula="of:=LOG([.F4];10)" office:value-type="float" office:value="2.96218222195359">
            <text:p>2,962182222</text:p>
          </table:table-cell>
          <table:table-cell table:formula="of:=LOG([.G4];10)" office:value-type="float" office:value="3.125856191112">
            <text:p>3,1258561911</text:p>
          </table:table-cell>
          <table:table-cell table:formula="of:=LOG([.H4];10)" office:value-type="float" office:value="3.27623034856926">
            <text:p>3,2762303486</text:p>
          </table:table-cell>
          <table:table-cell table:formula="of:=LOG([.I4];10)" office:value-type="float" office:value="3.41778613144866">
            <text:p>3,4177861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OG([.B5];10)" office:value-type="float" office:value="2.52203844163144">
            <text:p>2,5220384416</text:p>
          </table:table-cell>
          <table:table-cell table:formula="of:=LOG([.C5];10)" office:value-type="float" office:value="2.61209161190349">
            <text:p>2,6120916119</text:p>
          </table:table-cell>
          <table:table-cell table:formula="of:=LOG([.D5];10)" office:value-type="float" office:value="2.85780995780572">
            <text:p>2,8578099578</text:p>
          </table:table-cell>
          <table:table-cell table:formula="of:=LOG([.E5];10)" office:value-type="float" office:value="3.03954260374113">
            <text:p>3,0395426037</text:p>
          </table:table-cell>
          <table:table-cell table:formula="of:=LOG([.F5];10)" office:value-type="float" office:value="3.23364706402175">
            <text:p>3,233647064</text:p>
          </table:table-cell>
          <table:table-cell table:formula="of:=LOG([.G5];10)" office:value-type="float" office:value="3.40689904889379">
            <text:p>3,4068990489</text:p>
          </table:table-cell>
          <table:table-cell table:formula="of:=LOG([.H5];10)" office:value-type="float" office:value="3.54606405903169">
            <text:p>3,546064059</text:p>
          </table:table-cell>
          <table:table-cell table:formula="of:=LOG([.I5];10)" office:value-type="float" office:value="3.68062328547977">
            <text:p>3,68062328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OG([.B6];10)" office:value-type="float" office:value="3.13178926943509">
            <text:p>3,1317892694</text:p>
          </table:table-cell>
          <table:table-cell table:formula="of:=LOG([.C6];10)" office:value-type="float" office:value="3.1353667573075">
            <text:p>3,1353667573</text:p>
          </table:table-cell>
          <table:table-cell table:formula="of:=LOG([.D6];10)" office:value-type="float" office:value="3.35801122277868">
            <text:p>3,3580112228</text:p>
          </table:table-cell>
          <table:table-cell table:formula="of:=LOG([.E6];10)" office:value-type="float" office:value="3.49936426537856">
            <text:p>3,4993642654</text:p>
          </table:table-cell>
          <table:table-cell table:formula="of:=LOG([.F6];10)" office:value-type="float" office:value="3.68609762467549">
            <text:p>3,6860976247</text:p>
          </table:table-cell>
          <table:table-cell table:formula="of:=LOG([.G6];10)" office:value-type="float" office:value="3.84552077498922">
            <text:p>3,845520775</text:p>
          </table:table-cell>
          <table:table-cell table:formula="of:=LOG([.H6];10)" office:value-type="float" office:value="3.97577575299601">
            <text:p>3,975775753</text:p>
          </table:table-cell>
          <table:table-cell table:formula="of:=LOG([.I6];10)" office:value-type="float" office:value="4.16056057258658">
            <text:p>4,160560572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([.B7];10)" office:value-type="float" office:value="3.73730136179821">
            <text:p>3,7373013618</text:p>
          </table:table-cell>
          <table:table-cell table:formula="of:=LOG([.C7];10)" office:value-type="float" office:value="3.71163330777003">
            <text:p>3,7116333078</text:p>
          </table:table-cell>
          <table:table-cell table:formula="of:=LOG([.D7];10)" office:value-type="float" office:value="3.92554872267263">
            <text:p>3,9255487227</text:p>
          </table:table-cell>
          <table:table-cell table:formula="of:=LOG([.E7];10)" office:value-type="float" office:value="4.06793883755881">
            <text:p>4,0679388376</text:p>
          </table:table-cell>
          <table:table-cell table:formula="of:=LOG([.F7];10)" office:value-type="float" office:value="4.24105605366235">
            <text:p>4,2410560537</text:p>
          </table:table-cell>
          <table:table-cell table:formula="of:=LOG([.G7];10)" office:value-type="float" office:value="4.40512931240904">
            <text:p>4,4051293124</text:p>
          </table:table-cell>
          <table:table-cell table:formula="of:=LOG([.H7];10)" office:value-type="float" office:value="4.54818788822694">
            <text:p>4,5481878882</text:p>
          </table:table-cell>
          <table:table-cell table:formula="of:=LOG([.I7];10)" office:value-type="float" office:value="4.71520876865619">
            <text:p>4,715208768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LOG([.B8];10)" office:value-type="float" office:value="4.3373125148525">
            <text:p>4,3373125149</text:p>
          </table:table-cell>
          <table:table-cell table:formula="of:=LOG([.C8];10)" office:value-type="float" office:value="4.30760964561377">
            <text:p>4,3076096456</text:p>
          </table:table-cell>
          <table:table-cell table:formula="of:=LOG([.D8];10)" office:value-type="float" office:value="4.51847008708172">
            <text:p>4,5184700871</text:p>
          </table:table-cell>
          <table:table-cell table:formula="of:=LOG([.E8];10)" office:value-type="float" office:value="4.65331875816188">
            <text:p>4,6533187582</text:p>
          </table:table-cell>
          <table:table-cell table:formula="of:=LOG([.F8];10)" office:value-type="float" office:value="4.83108066301581">
            <text:p>4,831080663</text:p>
          </table:table-cell>
          <table:table-cell table:formula="of:=LOG([.G8];10)" office:value-type="float" office:value="5.0139317505976">
            <text:p>5,0139317506</text:p>
          </table:table-cell>
          <table:table-cell table:formula="of:=LOG([.H8];10)" office:value-type="float" office:value="5.16817953962471">
            <text:p>5,1681795396</text:p>
          </table:table-cell>
          <table:table-cell table:formula="of:=LOG([.I8];10)" office:value-type="float" office:value="5.27327460394064">
            <text:p>5,273274603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LOG([.B9];10)" office:value-type="float" office:value="4.91330784827824">
            <text:p>4,9133078483</text:p>
          </table:table-cell>
          <table:table-cell table:formula="of:=LOG([.C9];10)" office:value-type="float" office:value="4.90550786112931">
            <text:p>4,9055078611</text:p>
          </table:table-cell>
          <table:table-cell table:formula="of:=LOG([.D9];10)" office:value-type="float" office:value="5.117434268059">
            <text:p>5,1174342681</text:p>
          </table:table-cell>
          <table:table-cell table:formula="of:=LOG([.E9];10)" office:value-type="float" office:value="5.26689514735617">
            <text:p>5,2668951474</text:p>
          </table:table-cell>
          <table:table-cell table:formula="of:=LOG([.F9];10)" office:value-type="float" office:value="5.42966342136529">
            <text:p>5,4296634214</text:p>
          </table:table-cell>
          <table:table-cell table:formula="of:=LOG([.G9];10)" office:value-type="float" office:value="5.58564747546104">
            <text:p>5,5856474755</text:p>
          </table:table-cell>
          <table:table-cell table:formula="of:=LOG([.H9];10)" office:value-type="float" office:value="5.71852676345979">
            <text:p>5,7185267635</text:p>
          </table:table-cell>
          <table:table-cell table:formula="of:=LOG([.I9];10)" office:value-type="float" office:value="5.83284653225846">
            <text:p>5,832846532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LOG([.B10];10)" office:value-type="float" office:value="5.51757561021396">
            <text:p>5,5175756102</text:p>
          </table:table-cell>
          <table:table-cell table:formula="of:=LOG([.C10];10)" office:value-type="float" office:value="5.50690647720345">
            <text:p>5,5069064772</text:p>
          </table:table-cell>
          <table:table-cell table:formula="of:=LOG([.D10];10)" office:value-type="float" office:value="5.71794729331955">
            <text:p>5,7179472933</text:p>
          </table:table-cell>
          <table:table-cell table:formula="of:=LOG([.E10];10)" office:value-type="float" office:value="5.84983905213017">
            <text:p>5,8498390521</text:p>
          </table:table-cell>
          <table:table-cell table:formula="of:=LOG([.F10];10)" office:value-type="float" office:value="6.03276453605007">
            <text:p>6,0327645361</text:p>
          </table:table-cell>
          <table:table-cell table:formula="of:=LOG([.G10];10)" office:value-type="float" office:value="6.18942345892651">
            <text:p>6,1894234589</text:p>
          </table:table-cell>
          <table:table-cell table:formula="of:=LOG([.H10];10)" office:value-type="float" office:value="6.32773223670514">
            <text:p>6,3277322367</text:p>
          </table:table-cell>
          <table:table-cell table:formula="of:=LOG([.I10];10)" office:value-type="float" office:value="6.4431215875815">
            <text:p>6,443121587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LOG([.B11];10)" office:value-type="float" office:value="6.11959840822974">
            <text:p>6,1195984082</text:p>
          </table:table-cell>
          <table:table-cell table:formula="of:=LOG([.C11];10)" office:value-type="float" office:value="6.10873389796357">
            <text:p>6,108733898</text:p>
          </table:table-cell>
          <table:table-cell table:formula="of:=LOG([.D11];10)" office:value-type="float" office:value="6.32726175722669">
            <text:p>6,3272617572</text:p>
          </table:table-cell>
          <table:table-cell table:formula="of:=LOG([.E11];10)" office:value-type="float" office:value="6.45368779804016">
            <text:p>6,453687798</text:p>
          </table:table-cell>
          <table:table-cell table:formula="of:=LOG([.F11];10)" office:value-type="float" office:value="6.63085706895392">
            <text:p>6,630857069</text:p>
          </table:table-cell>
          <table:table-cell table:formula="of:=LOG([.G11];10)" office:value-type="float" office:value="6.78386734881585">
            <text:p>6,7838673488</text:p>
          </table:table-cell>
          <table:table-cell table:formula="of:=LOG([.H11];10)" office:value-type="float" office:value="6.92510790606872">
            <text:p>6,9251079061</text:p>
          </table:table-cell>
          <table:table-cell table:formula="of:=LOG([.I11];10)" office:value-type="float" office:value="7.04295927250709">
            <text:p>7,0429592725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7.01.2015</text:date>, <text:time>06:07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05:48:26</meta:creation-date>
    <dc:date>2015-01-07T06:07:49</dc:date>
    <meta:editing-duration>PT4M13S</meta:editing-duration>
    <meta:editing-cycles>2</meta:editing-cycles>
    <meta:generator>OpenOffice/4.0.1$Unix OpenOffice.org_project/401m5$Build-9714</meta:generator>
    <meta:document-statistic meta:table-count="3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31cm" svg:y="0.316cm" chart:style-name="ch2">
          <text:p>lock.compareAndSet() latency with backoff [MacOS, Core i5 2x2]</text:p>
        </chart:title>
        <chart:legend chart:legend-position="end" svg:x="14.454cm" svg:y="2.035cm" style:legend-expansion="high" chart:style-name="ch3"/>
        <chart:plot-area chart:style-name="ch4" table:cell-range-address="Лист1.A12:Лист1.I22" chart:data-source-has-labels="both" svg:x="1.321cm" svg:y="1.627cm" svg:width="12.493cm" svg:height="6.222cm">
          <chartooo:coordinate-region svg:x="1.774cm" svg:y="1.819cm" svg:width="11.937cm" svg:height="5.398cm"/>
          <chart:axis chart:dimension="x" chart:name="primary-x" chart:style-name="ch5" chartooo:axis-type="auto">
            <chartooo:date-scale/>
            <chart:title svg:x="6.982cm" svg:y="8.029cm" chart:style-name="ch6">
              <text:p>threads</text:p>
            </chart:title>
            <chart:categories table:cell-range-address="Лист1.B12:Лист1.I12"/>
            <chart:grid chart:style-name="ch7" chart:class="major"/>
          </chart:axis>
          <chart:axis chart:dimension="y" chart:name="primary-y" chart:style-name="ch5">
            <chart:title svg:x="0.451cm" svg:y="7.796cm" chart:style-name="ch8">
              <text:p>lock.compareAndSet() + backoff, log(nsec)</text:p>
            </chart:title>
            <chart:grid chart:style-name="ch7" chart:class="major"/>
          </chart:axis>
          <chart:series chart:style-name="ch9" chart:values-cell-range-address="Лист1.B13:Лист1.I13" chart:label-cell-address="Лист1.A13:Лист1.A13" chart:class="chart:line">
            <chart:data-point chart:repeated="8"/>
          </chart:series>
          <chart:series chart:style-name="ch10" chart:values-cell-range-address="Лист1.B14:Лист1.I14" chart:label-cell-address="Лист1.A14:Лист1.A14" chart:class="chart:line">
            <chart:data-point chart:repeated="8"/>
          </chart:series>
          <chart:series chart:style-name="ch11" chart:values-cell-range-address="Лист1.B15:Лист1.I15" chart:label-cell-address="Лист1.A15:Лист1.A15" chart:class="chart:line">
            <chart:data-point chart:repeated="8"/>
          </chart:series>
          <chart:series chart:style-name="ch12" chart:values-cell-range-address="Лист1.B16:Лист1.I16" chart:label-cell-address="Лист1.A16:Лист1.A16" chart:class="chart:line">
            <chart:data-point chart:repeated="8"/>
          </chart:series>
          <chart:series chart:style-name="ch13" chart:values-cell-range-address="Лист1.B17:Лист1.I17" chart:label-cell-address="Лист1.A17:Лист1.A17" chart:class="chart:line">
            <chart:data-point chart:repeated="8"/>
          </chart:series>
          <chart:series chart:style-name="ch14" chart:values-cell-range-address="Лист1.B18:Лист1.I18" chart:label-cell-address="Лист1.A18:Лист1.A18" chart:class="chart:line">
            <chart:data-point chart:repeated="8"/>
          </chart:series>
          <chart:series chart:style-name="ch15" chart:values-cell-range-address="Лист1.B19:Лист1.I19" chart:label-cell-address="Лист1.A19:Лист1.A19" chart:class="chart:line">
            <chart:data-point chart:repeated="8"/>
          </chart:series>
          <chart:series chart:style-name="ch16" chart:values-cell-range-address="Лист1.B20:Лист1.I20" chart:label-cell-address="Лист1.A20:Лист1.A20" chart:class="chart:line">
            <chart:data-point chart:repeated="8"/>
          </chart:series>
          <chart:series chart:style-name="ch17" chart:values-cell-range-address="Лист1.B21:Лист1.I21" chart:label-cell-address="Лист1.A21:Лист1.A21" chart:class="chart:line">
            <chart:data-point chart:repeated="8"/>
          </chart:series>
          <chart:series chart:style-name="ch18" chart:values-cell-range-address="Лист1.B22:Лист1.I22" chart:label-cell-address="Лист1.A22:Лист1.A22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Лист1.B12:Лист1.I1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Лист1.A13:Лист1.A13</svg:desc>
                </draw:g>
              </table:table-cell>
              <table:table-cell office:value-type="float" office:value="1.36804502620868">
                <text:p>1.36804502620868</text:p>
                <draw:g>
                  <svg:desc>Лист1.B13:Лист1.I13</svg:desc>
                </draw:g>
              </table:table-cell>
              <table:table-cell office:value-type="float" office:value="2.20671796337583">
                <text:p>2.20671796337583</text:p>
              </table:table-cell>
              <table:table-cell office:value-type="float" office:value="2.45093389101559">
                <text:p>2.45093389101559</text:p>
              </table:table-cell>
              <table:table-cell office:value-type="float" office:value="2.69421108435886">
                <text:p>2.69421108435886</text:p>
              </table:table-cell>
              <table:table-cell office:value-type="float" office:value="2.88940704116588">
                <text:p>2.88940704116588</text:p>
              </table:table-cell>
              <table:table-cell office:value-type="float" office:value="3.04561749488764">
                <text:p>3.04561749488764</text:p>
              </table:table-cell>
              <table:table-cell office:value-type="float" office:value="3.20241365776482">
                <text:p>3.20241365776482</text:p>
              </table:table-cell>
              <table:table-cell office:value-type="float" office:value="3.33740894011823">
                <text:p>3.33740894011823</text:p>
              </table:table-cell>
            </table:table-row>
            <table:table-row>
              <table:table-cell office:value-type="string">
                <text:p>1</text:p>
                <draw:g>
                  <svg:desc>Лист1.A14:Лист1.A14</svg:desc>
                </draw:g>
              </table:table-cell>
              <table:table-cell office:value-type="float" office:value="1.42017036572807">
                <text:p>1.42017036572807</text:p>
                <draw:g>
                  <svg:desc>Лист1.B14:Лист1.I14</svg:desc>
                </draw:g>
              </table:table-cell>
              <table:table-cell office:value-type="float" office:value="2.22839009157261">
                <text:p>2.22839009157261</text:p>
              </table:table-cell>
              <table:table-cell office:value-type="float" office:value="2.49696560727406">
                <text:p>2.49696560727406</text:p>
              </table:table-cell>
              <table:table-cell office:value-type="float" office:value="2.70989381100871">
                <text:p>2.70989381100871</text:p>
              </table:table-cell>
              <table:table-cell office:value-type="float" office:value="2.90093761886743">
                <text:p>2.90093761886743</text:p>
              </table:table-cell>
              <table:table-cell office:value-type="float" office:value="3.04917265203749">
                <text:p>3.04917265203749</text:p>
              </table:table-cell>
              <table:table-cell office:value-type="float" office:value="3.20631494239971">
                <text:p>3.20631494239971</text:p>
              </table:table-cell>
              <table:table-cell office:value-type="float" office:value="3.35641387037507">
                <text:p>3.35641387037507</text:p>
              </table:table-cell>
            </table:table-row>
            <table:table-row>
              <table:table-cell office:value-type="string">
                <text:p>2</text:p>
                <draw:g>
                  <svg:desc>Лист1.A15:Лист1.A15</svg:desc>
                </draw:g>
              </table:table-cell>
              <table:table-cell office:value-type="float" office:value="1.83031915570733">
                <text:p>1.83031915570733</text:p>
                <draw:g>
                  <svg:desc>Лист1.B15:Лист1.I15</svg:desc>
                </draw:g>
              </table:table-cell>
              <table:table-cell office:value-type="float" office:value="2.26452977137973">
                <text:p>2.26452977137973</text:p>
              </table:table-cell>
              <table:table-cell office:value-type="float" office:value="2.580468783951">
                <text:p>2.580468783951</text:p>
              </table:table-cell>
              <table:table-cell office:value-type="float" office:value="2.76672358368301">
                <text:p>2.76672358368301</text:p>
              </table:table-cell>
              <table:table-cell office:value-type="float" office:value="2.96218222195359">
                <text:p>2.96218222195359</text:p>
              </table:table-cell>
              <table:table-cell office:value-type="float" office:value="3.125856191112">
                <text:p>3.125856191112</text:p>
              </table:table-cell>
              <table:table-cell office:value-type="float" office:value="3.27623034856926">
                <text:p>3.27623034856926</text:p>
              </table:table-cell>
              <table:table-cell office:value-type="float" office:value="3.41778613144866">
                <text:p>3.41778613144866</text:p>
              </table:table-cell>
            </table:table-row>
            <table:table-row>
              <table:table-cell office:value-type="string">
                <text:p>3</text:p>
                <draw:g>
                  <svg:desc>Лист1.A16:Лист1.A16</svg:desc>
                </draw:g>
              </table:table-cell>
              <table:table-cell office:value-type="float" office:value="2.52203844163144">
                <text:p>2.52203844163144</text:p>
                <draw:g>
                  <svg:desc>Лист1.B16:Лист1.I16</svg:desc>
                </draw:g>
              </table:table-cell>
              <table:table-cell office:value-type="float" office:value="2.61209161190349">
                <text:p>2.61209161190349</text:p>
              </table:table-cell>
              <table:table-cell office:value-type="float" office:value="2.85780995780572">
                <text:p>2.85780995780572</text:p>
              </table:table-cell>
              <table:table-cell office:value-type="float" office:value="3.03954260374113">
                <text:p>3.03954260374113</text:p>
              </table:table-cell>
              <table:table-cell office:value-type="float" office:value="3.23364706402175">
                <text:p>3.23364706402175</text:p>
              </table:table-cell>
              <table:table-cell office:value-type="float" office:value="3.40689904889379">
                <text:p>3.40689904889379</text:p>
              </table:table-cell>
              <table:table-cell office:value-type="float" office:value="3.54606405903169">
                <text:p>3.54606405903169</text:p>
              </table:table-cell>
              <table:table-cell office:value-type="float" office:value="3.68062328547977">
                <text:p>3.68062328547977</text:p>
              </table:table-cell>
            </table:table-row>
            <table:table-row>
              <table:table-cell office:value-type="string">
                <text:p>4</text:p>
                <draw:g>
                  <svg:desc>Лист1.A17:Лист1.A17</svg:desc>
                </draw:g>
              </table:table-cell>
              <table:table-cell office:value-type="float" office:value="3.13178926943509">
                <text:p>3.13178926943509</text:p>
                <draw:g>
                  <svg:desc>Лист1.B17:Лист1.I17</svg:desc>
                </draw:g>
              </table:table-cell>
              <table:table-cell office:value-type="float" office:value="3.1353667573075">
                <text:p>3.1353667573075</text:p>
              </table:table-cell>
              <table:table-cell office:value-type="float" office:value="3.35801122277868">
                <text:p>3.35801122277868</text:p>
              </table:table-cell>
              <table:table-cell office:value-type="float" office:value="3.49936426537856">
                <text:p>3.49936426537856</text:p>
              </table:table-cell>
              <table:table-cell office:value-type="float" office:value="3.68609762467549">
                <text:p>3.68609762467549</text:p>
              </table:table-cell>
              <table:table-cell office:value-type="float" office:value="3.84552077498922">
                <text:p>3.84552077498922</text:p>
              </table:table-cell>
              <table:table-cell office:value-type="float" office:value="3.97577575299601">
                <text:p>3.97577575299601</text:p>
              </table:table-cell>
              <table:table-cell office:value-type="float" office:value="4.16056057258658">
                <text:p>4.16056057258658</text:p>
              </table:table-cell>
            </table:table-row>
            <table:table-row>
              <table:table-cell office:value-type="string">
                <text:p>5</text:p>
                <draw:g>
                  <svg:desc>Лист1.A18:Лист1.A18</svg:desc>
                </draw:g>
              </table:table-cell>
              <table:table-cell office:value-type="float" office:value="3.73730136179821">
                <text:p>3.73730136179821</text:p>
                <draw:g>
                  <svg:desc>Лист1.B18:Лист1.I18</svg:desc>
                </draw:g>
              </table:table-cell>
              <table:table-cell office:value-type="float" office:value="3.71163330777003">
                <text:p>3.71163330777003</text:p>
              </table:table-cell>
              <table:table-cell office:value-type="float" office:value="3.92554872267263">
                <text:p>3.92554872267263</text:p>
              </table:table-cell>
              <table:table-cell office:value-type="float" office:value="4.06793883755881">
                <text:p>4.06793883755881</text:p>
              </table:table-cell>
              <table:table-cell office:value-type="float" office:value="4.24105605366235">
                <text:p>4.24105605366235</text:p>
              </table:table-cell>
              <table:table-cell office:value-type="float" office:value="4.40512931240904">
                <text:p>4.40512931240904</text:p>
              </table:table-cell>
              <table:table-cell office:value-type="float" office:value="4.54818788822694">
                <text:p>4.54818788822694</text:p>
              </table:table-cell>
              <table:table-cell office:value-type="float" office:value="4.71520876865619">
                <text:p>4.71520876865619</text:p>
              </table:table-cell>
            </table:table-row>
            <table:table-row>
              <table:table-cell office:value-type="string">
                <text:p>6</text:p>
                <draw:g>
                  <svg:desc>Лист1.A19:Лист1.A19</svg:desc>
                </draw:g>
              </table:table-cell>
              <table:table-cell office:value-type="float" office:value="4.3373125148525">
                <text:p>4.3373125148525</text:p>
                <draw:g>
                  <svg:desc>Лист1.B19:Лист1.I19</svg:desc>
                </draw:g>
              </table:table-cell>
              <table:table-cell office:value-type="float" office:value="4.30760964561377">
                <text:p>4.30760964561377</text:p>
              </table:table-cell>
              <table:table-cell office:value-type="float" office:value="4.51847008708172">
                <text:p>4.51847008708172</text:p>
              </table:table-cell>
              <table:table-cell office:value-type="float" office:value="4.65331875816188">
                <text:p>4.65331875816188</text:p>
              </table:table-cell>
              <table:table-cell office:value-type="float" office:value="4.83108066301581">
                <text:p>4.83108066301581</text:p>
              </table:table-cell>
              <table:table-cell office:value-type="float" office:value="5.0139317505976">
                <text:p>5.0139317505976</text:p>
              </table:table-cell>
              <table:table-cell office:value-type="float" office:value="5.16817953962471">
                <text:p>5.16817953962471</text:p>
              </table:table-cell>
              <table:table-cell office:value-type="float" office:value="5.27327460394064">
                <text:p>5.27327460394064</text:p>
              </table:table-cell>
            </table:table-row>
            <table:table-row>
              <table:table-cell office:value-type="string">
                <text:p>7</text:p>
                <draw:g>
                  <svg:desc>Лист1.A20:Лист1.A20</svg:desc>
                </draw:g>
              </table:table-cell>
              <table:table-cell office:value-type="float" office:value="4.91330784827824">
                <text:p>4.91330784827824</text:p>
                <draw:g>
                  <svg:desc>Лист1.B20:Лист1.I20</svg:desc>
                </draw:g>
              </table:table-cell>
              <table:table-cell office:value-type="float" office:value="4.90550786112931">
                <text:p>4.90550786112931</text:p>
              </table:table-cell>
              <table:table-cell office:value-type="float" office:value="5.117434268059">
                <text:p>5.117434268059</text:p>
              </table:table-cell>
              <table:table-cell office:value-type="float" office:value="5.26689514735617">
                <text:p>5.26689514735617</text:p>
              </table:table-cell>
              <table:table-cell office:value-type="float" office:value="5.42966342136529">
                <text:p>5.42966342136529</text:p>
              </table:table-cell>
              <table:table-cell office:value-type="float" office:value="5.58564747546104">
                <text:p>5.58564747546104</text:p>
              </table:table-cell>
              <table:table-cell office:value-type="float" office:value="5.71852676345979">
                <text:p>5.71852676345979</text:p>
              </table:table-cell>
              <table:table-cell office:value-type="float" office:value="5.83284653225846">
                <text:p>5.83284653225846</text:p>
              </table:table-cell>
            </table:table-row>
            <table:table-row>
              <table:table-cell office:value-type="string">
                <text:p>8</text:p>
                <draw:g>
                  <svg:desc>Лист1.A21:Лист1.A21</svg:desc>
                </draw:g>
              </table:table-cell>
              <table:table-cell office:value-type="float" office:value="5.51757561021396">
                <text:p>5.51757561021396</text:p>
                <draw:g>
                  <svg:desc>Лист1.B21:Лист1.I21</svg:desc>
                </draw:g>
              </table:table-cell>
              <table:table-cell office:value-type="float" office:value="5.50690647720345">
                <text:p>5.50690647720345</text:p>
              </table:table-cell>
              <table:table-cell office:value-type="float" office:value="5.71794729331955">
                <text:p>5.71794729331955</text:p>
              </table:table-cell>
              <table:table-cell office:value-type="float" office:value="5.84983905213017">
                <text:p>5.84983905213017</text:p>
              </table:table-cell>
              <table:table-cell office:value-type="float" office:value="6.03276453605007">
                <text:p>6.03276453605007</text:p>
              </table:table-cell>
              <table:table-cell office:value-type="float" office:value="6.18942345892651">
                <text:p>6.18942345892651</text:p>
              </table:table-cell>
              <table:table-cell office:value-type="float" office:value="6.32773223670514">
                <text:p>6.32773223670514</text:p>
              </table:table-cell>
              <table:table-cell office:value-type="float" office:value="6.4431215875815">
                <text:p>6.4431215875815</text:p>
              </table:table-cell>
            </table:table-row>
            <table:table-row>
              <table:table-cell office:value-type="string">
                <text:p>9</text:p>
                <draw:g>
                  <svg:desc>Лист1.A22:Лист1.A22</svg:desc>
                </draw:g>
              </table:table-cell>
              <table:table-cell office:value-type="float" office:value="6.11959840822974">
                <text:p>6.11959840822974</text:p>
                <draw:g>
                  <svg:desc>Лист1.B22:Лист1.I22</svg:desc>
                </draw:g>
              </table:table-cell>
              <table:table-cell office:value-type="float" office:value="6.10873389796357">
                <text:p>6.10873389796357</text:p>
              </table:table-cell>
              <table:table-cell office:value-type="float" office:value="6.32726175722669">
                <text:p>6.32726175722669</text:p>
              </table:table-cell>
              <table:table-cell office:value-type="float" office:value="6.45368779804016">
                <text:p>6.45368779804016</text:p>
              </table:table-cell>
              <table:table-cell office:value-type="float" office:value="6.63085706895392">
                <text:p>6.63085706895392</text:p>
              </table:table-cell>
              <table:table-cell office:value-type="float" office:value="6.78386734881585">
                <text:p>6.78386734881585</text:p>
              </table:table-cell>
              <table:table-cell office:value-type="float" office:value="6.92510790606872">
                <text:p>6.92510790606872</text:p>
              </table:table-cell>
              <table:table-cell office:value-type="float" office:value="7.04295927250709">
                <text:p>7.04295927250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